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text-properties fo:font-weight="normal" style:font-weight-asian="normal" style:font-weight-complex="normal"/>
    </style:style>
    <style:style style:name="P5" style:family="paragraph" style:parent-style-name="Standard" style:list-style-name="L1"/>
    <style:style style:name="P6" style:family="paragraph" style:parent-style-name="Standard">
      <style:text-properties fo:font-weight="bold" style:font-weight-asian="bold" style:font-weight-complex="bold"/>
    </style:style>
    <style:style style:name="P7" style:family="paragraph" style:parent-style-name="Standard" style:list-style-name="L1">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3">
      <style:text-properties fo:font-weight="normal" style:font-weight-asian="normal" style:font-weight-complex="normal"/>
    </style:style>
    <style:style style:name="P11" style:family="paragraph" style:parent-style-name="Standard" style:list-style-name="L3"/>
    <style:style style:name="P12" style:family="paragraph" style:parent-style-name="Standard" style:list-style-name="L3">
      <style:text-properties fo:font-style="normal" fo:font-weight="normal" style:font-style-asian="normal" style:font-weight-asian="normal" style:font-style-complex="normal" style:font-weight-complex="normal"/>
    </style:style>
    <style:style style:name="P13" style:family="paragraph" style:parent-style-name="Standard" style:list-style-name="L3">
      <style:text-properties fo:font-style="normal" fo:font-weight="bold" style:font-style-asian="normal" style:font-weight-asian="bold" style:font-style-complex="normal" style:font-weight-complex="bold"/>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style:font-name="Arial" fo:font-weight="bold" style:font-name-asian="DejaVu Sans" style:font-weight-asian="bold" style:font-name-complex="DejaVu Sans" style:font-weight-complex="bold"/>
    </style:style>
    <style:style style:name="P18" style:family="paragraph" style:parent-style-name="Standard">
      <style:paragraph-properties fo:margin-left="0cm" fo:margin-right="0cm" fo:text-indent="0cm" style:auto-text-indent="false"/>
      <style:text-properties fo:font-weight="bold" style:font-weight-asian="bold" style:font-weight-complex="bold"/>
    </style:style>
    <style:style style:name="P19"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top="0.423cm" fo:margin-bottom="0.212cm" fo:text-align="center" style:justify-single-word="false"/>
      <style:text-properties style:font-name="Arial" style:font-name-asian="DejaVu Sans" style:font-name-complex="DejaVu Sans"/>
    </style:style>
    <style:style style:name="P21" style:family="paragraph" style:parent-style-name="Heading_20_1">
      <style:paragraph-properties fo:text-align="center" style:justify-single-word="false"/>
    </style:style>
    <style:style style:name="P22" style:family="paragraph" style:parent-style-name="Heading_20_1">
      <style:paragraph-properties fo:margin-top="0.423cm" fo:margin-bottom="0.212cm" fo:text-align="center" style:justify-single-word="false" fo:keep-with-next="always"/>
      <style:text-properties style:font-name="Arial" style:font-name-asian="DejaVu Sans" style:font-name-complex="DejaVu Sans"/>
    </style:style>
    <style:style style:name="P23" style:family="paragraph" style:parent-style-name="Heading_20_3">
      <style:paragraph-properties fo:break-before="page"/>
      <style:text-properties fo:font-weight="bold" style:font-weight-asian="bold" style:font-weight-complex="bold"/>
    </style:style>
    <style:style style:name="T1" style:family="text">
      <style:text-properties style:font-name="Arial" style:font-name-asian="DejaVu Sans" style:font-name-complex="DejaVu Sans"/>
    </style:style>
    <style:style style:name="T2" style:family="text">
      <style:text-properties style:font-name="Arial" fo:font-style="italic" style:font-name-asian="DejaVu Sans" style:font-style-asian="italic" style:font-name-complex="DejaVu Sans" style:font-style-complex="italic"/>
    </style:style>
    <style:style style:name="T3" style:family="text">
      <style:text-properties style:font-name="Arial" fo:font-weight="bold" style:font-name-asian="DejaVu Sans" style:font-weight-asian="bold" style:font-name-complex="DejaVu Sans" style:font-weight-complex="bold"/>
    </style:style>
    <style:style style:name="T4"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5" style:family="text">
      <style:text-properties style:font-name="Arial" fo:font-style="normal" style:font-name-asian="DejaVu Sans" style:font-style-asian="normal" style:font-name-complex="DejaVu Sans"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Bitstream Charter" fo:font-weight="normal" style:font-weight-asian="normal" style:font-weight-complex="normal"/>
    </style:style>
    <style:style style:name="T9" style:family="text">
      <style:text-properties style:font-name="Bitstream Charter"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escription technique de l'interface EDI DRM</text:h>
      <text:h text:style-name="P22" text:outline-level="1">pour les imports/exports internes</text:h>
      <text:p text:style-name="P20"/>
      <text:h text:style-name="P23" text:outline-level="3">Contenu des DRM</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GET ou POST</text:p>
      <text:p text:style-name="Standard"><text:span text:style-name="T6">URL :</text:span><text:span text:style-name="T7"> </text:span><text:span text:style-name="T8">/edi/drm/view?identifiant=&lt;identifiant_déclarant&gt; &amp;annee=&lt;année&gt;&amp;mois=&lt;mois&gt;&amp;rectificative=&lt;rectificative&gt;</text:span></text:p>
      <text:p text:style-name="P1"/>
      <text:p text:style-name="P2">Arguments attendu en entrée (paramètre d'URL)</text:p>
      <text:p text:style-name="P2"/>
      <text:list xml:id="list1719314159" text:style-name="L1">
        <text:list-item>
          <text:p text:style-name="P5"><text:span text:style-name="T6">indentifiant : </text:span><text:span text:style-name="T7">l'identifiant du déclarant dont on cherche à accéder à la DRM ;</text:span></text:p>
        </text:list-item>
        <text:list-item>
          <text:p text:style-name="P7">annee : <text:span text:style-name="T7">Nombre à 4 chiffres décrivant l'année de la DRM voulue</text:span></text:p>
        </text:list-item>
        <text:list-item>
          <text:p text:style-name="P7">mois :<text:span text:style-name="T7"> Nombre à 2 chiffres décrivant le mois de la DRM voulue</text:span></text:p>
        </text:list-item>
        <text:list-item>
          <text:p text:style-name="P7">rectificative :<text:span text:style-name="T7"> nombre décrivant le numéro de la DRM rectificative voulue (pour accéder à la DRM</text:span></text:p>
        </text:list-item>
      </text:list>
      <text:p text:style-name="P2"/>
      <text:p text:style-name="P2">Description des données en sortie :</text:p>
      <text:p text:style-name="P2"/>
      <text:p text:style-name="P4">Le fichier CSV de sortie contient une ligne par produit déclaré dans la DRM validée de mois/année/rectificative voulue.</text:p>
      <text:p text:style-name="P4"/>
      <text:p text:style-name="P3"><text:span text:style-name="T1">Description des champs fournis en sortie de </text:span><text:span text:style-name="T2">declarvin </text:span><text:span text:style-name="T1">:</text:span></text:p>
      <text:p text:style-name="P19"/>
      <text:list xml:id="list255549883" text:style-name="L3">
        <text:list-item text:start-value="1">
          <text:p text:style-name="P10"><text:span text:style-name="T10">Type d'enregistrement :</text:span><text:span text:style-name="T11"> Chaîne de caractère fixe ayant pour valeur « </text:span><text:span text:style-name="T9">DETAIL</text:span><text:span text:style-name="T11"><text:tab/> » ;</text:span></text:p>
        </text:list-item>
        <text:list-item>
          <text:p text:style-name="P10"><text:span text:style-name="T10">Identifiant </text:span><text:span text:style-name="T13">declarvin</text:span><text:span text:style-name="T10"> :</text:span><text:span text:style-name="T11"> Identifiant d'établissement déclarant ;</text:span></text:p>
        </text:list-item>
        <text:list-item>
          <text:p text:style-name="P10"><text:span text:style-name="T10">Nom déclarant :</text:span><text:span text:style-name="T11"> Chaîne de caractère contenant le nom de l'établissement indiqué à titre informatif ;</text:span></text:p>
        </text:list-item>
        <text:list-item>
          <text:p text:style-name="P10"><text:span text:style-name="T10">Année DRM courante :</text:span><text:span text:style-name="T11"> Nombre de 4 chiffres représentant l'année de la DRM en cours de déclaration ;</text:span></text:p>
        </text:list-item>
        <text:list-item>
          <text:p text:style-name="P10"><text:span text:style-name="T10">Mois DRM courante :</text:span><text:span text:style-name="T11"> Nombre de 2 chiffres représentant l'année de la DRM en cours de déclaration ;</text:span></text:p>
        </text:list-item>
        <text:list-item>
          <text:p text:style-name="P10"><text:span text:style-name="T10">Rectificative DRM courante :</text:span><text:span text:style-name="T11"> Vide si la DRM n'est pas une DRM rectificative. Sinon indique le numéro de rectificative pour le mois et l'année donnée ;</text:span></text:p>
        </text:list-item>
        <text:list-item>
          <text:p text:style-name="P10"><text:span text:style-name="T10">Année DRM précédente :</text:span><text:span text:style-name="T11"> Nombre de 4 chiffres représentant l'année de la DRM précédente ;</text:span></text:p>
        </text:list-item>
        <text:list-item>
          <text:p text:style-name="P10"><text:span text:style-name="T10">Mois DRM précédente :</text:span><text:span text:style-name="T11"> Nombre de 2 chiffres représentant l'année de la DRM précédente ;</text:span></text:p>
        </text:list-item>
        <text:list-item>
          <text:p text:style-name="P10"><text:span text:style-name="T10">Rectificative DRM précédente :</text:span><text:span text:style-name="T11"> Vide si la DRM précédente n'était pas une DRM rectificative. Sinon indique le numéro de rectificative pour le mois et l'année donnée ;</text:span></text:p>
        </text:list-item>
        <text:list-item>
          <text:p text:style-name="P11"><text:span text:style-name="T10">Catégorie :</text:span><text:span text:style-name="T12"> Chaîne de caractère décrivant la certification (AOC, AOP, IGP, Sans IG) du produit concerné par cette ligne (voir pour plus de détails la liste des certifications autorisées en Annexe 1);</text:span></text:p>
        </text:list-item>
        <text:list-item>
          <text:p text:style-name="P13">Code Catégorie declarvin</text:p>
        </text:list-item>
        <text:list-item>
          <text:p text:style-name="P11"><text:span text:style-name="T10">Genre :</text:span><text:span text:style-name="T12"> Chaîne de caractère décrivant le genre du vin (Tranquille, Effervescent, ...) du produit concerné par cette ligne (voir pour plus de détails la liste des certifications autorisées en Annexe 2);</text:span></text:p>
        </text:list-item>
        <text:list-item>
          <text:p text:style-name="P13">Code Genre declarvin</text:p>
        </text:list-item>
        <text:list-item>
          <text:p text:style-name="P11"><text:span text:style-name="T10">Dénomination :</text:span><text:span text:style-name="T12"> Chaîne de caractère décrivant l'appellation du produit concerné par cette ligne de la DRM (voir pour plus de détails la liste des appellations autorisées en Annexe 3) ;</text:span></text:p>
        </text:list-item>
        <text:list-item>
          <text:p text:style-name="P13">Code Dénomination declarvin</text:p>
        </text:list-item>
        <text:list-item>
          <text:p text:style-name="P11"><text:soft-page-break/><text:span text:style-name="T10">Lieu :</text:span><text:span text:style-name="T12"> Chaîne de caractère décrivant le lieu du produit concerné pas cette ligne de la DRM (voir <text:s/>pour plus de détails la liste des appellations autorisées en Annexe 4) ;</text:span></text:p>
        </text:list-item>
        <text:list-item>
          <text:p text:style-name="P13">Code Lieu declarvin</text:p>
        </text:list-item>
        <text:list-item>
          <text:p text:style-name="P11"><text:span text:style-name="T10">Couleur :</text:span><text:span text:style-name="T12"> Chaîne de caractère décrivant la couleur du produit concerné par cette ligne de la DRM (voir pour plus de détails la liste des couleurs autorisées en Annexe 5) ;</text:span></text:p>
        </text:list-item>
        <text:list-item>
          <text:p text:style-name="P13">Code Couleur declarvin</text:p>
        </text:list-item>
        <text:list-item>
          <text:p text:style-name="P11"><text:span text:style-name="T10">Cépage :</text:span><text:span text:style-name="T12"> Chaîne de caractère décrivant le cépage du produit concerné par cette ligne de la DRM (voir pour plus de détails la liste des cépages autorisés en Annexe 6). Ce champ peut être vide ;</text:span></text:p>
        </text:list-item>
        <text:list-item>
          <text:p text:style-name="P13">Code Cépage declarvin</text:p>
        </text:list-item>
        <text:list-item>
          <text:p text:style-name="P11"><text:span text:style-name="T10">Millésime :</text:span><text:span text:style-name="T12"> Chaîne de 4 caractères décrivant le millésime du produit concernés par cette ligne de la DRM. Ce champ peut être vide ;</text:span></text:p>
        </text:list-item>
        <text:list-item>
          <text:p text:style-name="P12"><text:span text:style-name="T6">Codes Millésime declarvin</text:span></text:p>
        </text:list-item>
        <text:list-item>
          <text:p text:style-name="P11"><text:span text:style-name="T10">Labels :</text:span><text:span text:style-name="T12"> Chaîne de caractère décrivant les labels du produit concerné par cette ligne de la DRM (voir pour plus de détails la liste des labels autorisés en Annexe 7). Ce champ peut être vide ;</text:span></text:p>
        </text:list-item>
        <text:list-item>
          <text:p text:style-name="P12"><text:span text:style-name="T6">Codes label declarvin</text:span> : Code du label ;</text:p>
        </text:list-item>
        <text:list-item>
          <text:p text:style-name="P11"><text:span text:style-name="T10">Mention :</text:span><text:span text:style-name="T12"> Chaîne de caractère décrivant l'éventuelle mention complémentaire du produit concerné par cette ligne de la DRM. Ce champ peut être vide ;</text:span></text:p>
        </text:list-item>
        <text:list-item>
          <text:p text:style-name="P11"><text:span text:style-name="T10">Rappel stock théorique début de mois :</text:span><text:span text:style-name="T12"> Nombre indiquant le stock théorique à déclarer pour la DRM courante (il doit être égal au stock fin de mois de la DRM du mois précédent sauf au mois d'août) ;</text:span></text:p>
        </text:list-item>
        <text:list-item>
          <text:p text:style-name="P11"><text:span text:style-name="T10">Dont Vin bloqué :</text:span><text:span text:style-name="T12"> Rappel de la valeur du mois précédent ;</text:span></text:p>
        </text:list-item>
        <text:list-item>
          <text:p text:style-name="P10"><text:span text:style-name="T10">Dont Vin warranté :</text:span><text:span text:style-name="T11"> Rappel de la valeur du mois précédent</text:span><text:span text:style-name="T14"> </text:span><text:span text:style-name="T11">;</text:span></text:p>
        </text:list-item>
        <text:list-item>
          <text:p text:style-name="P10"><text:span text:style-name="T10">Dont Vin en instance :</text:span><text:span text:style-name="T11"> Rappel de la valeur du mois précédent ;</text:span></text:p>
        </text:list-item>
        <text:list-item>
          <text:p text:style-name="P10"><text:span text:style-name="T10">Dont Vin commercialisable</text:span><text:span text:style-name="T11"> : Rappel de la valeur du mois précédent ;</text:span></text:p>
        </text:list-item>
        <text:list-item>
          <text:p text:style-name="P10"><text:span text:style-name="T10">Entrée :</text:span><text:span text:style-name="T11"> Nombre indiquant la somme des volumes entrés en cave ;</text:span></text:p>
        </text:list-item>
        <text:list-item>
          <text:p text:style-name="P10"><text:span text:style-name="T10">Achats :</text:span><text:span text:style-name="T11"> Nombre indiquant les volumes entrés dans le cadre d'achats;</text:span></text:p>
        </text:list-item>
        <text:list-item>
          <text:p text:style-name="P10"><text:span text:style-name="T10">Récolte </text:span><text:span text:style-name="T11">: Nombre indiquant les volumes entrés dans le cadre de récoltes;</text:span></text:p>
        </text:list-item>
        <text:list-item>
          <text:p text:style-name="P10"><text:span text:style-name="T10">Replis / Changement de dénomination :</text:span><text:span text:style-name="T11"> Nombre indiquant les volumes entrés <text:s/>dans le cadre de replis ou de changements de dénomination ;</text:span></text:p>
        </text:list-item>
        <text:list-item>
          <text:p text:style-name="P10"><text:span text:style-name="T10">Déclassement :</text:span><text:span text:style-name="T11"> Nombre indiquant les volumes entrés dans le cadre de déclassement ;</text:span></text:p>
        </text:list-item>
        <text:list-item>
          <text:p text:style-name="P10"><text:span text:style-name="T10">Transfert de chai / Embouteillage :</text:span><text:span text:style-name="T11"> Nombre indiquant les volumes entrés dans le cadre de transfert de chai ou d'embouteillage ;</text:span></text:p>
        </text:list-item>
        <text:list-item>
          <text:p text:style-name="P10"><text:span text:style-name="T10">Réintégration CRD :</text:span><text:span text:style-name="T11"> Nombre indiquant les volumes de réintégration de CRD ;</text:span></text:p>
        </text:list-item>
        <text:list-item>
          <text:p text:style-name="P10"><text:span text:style-name="T10">Sorties :</text:span><text:span text:style-name="T11"> Nombre indiquant la somme des volumes sortis de la cave pour le mois courrant ;</text:span></text:p>
        </text:list-item>
        <text:list-item>
          <text:p text:style-name="P10"><text:span text:style-name="T10">Vrac DAA/DAE :</text:span><text:span text:style-name="T11"> Nombre indiquant les volumes sortis dans le cadre de Vrac DAA/DAE ;</text:span></text:p>
        </text:list-item>
        <text:list-item>
          <text:p text:style-name="P10"><text:span text:style-name="T10">Conditionné Export :</text:span><text:span text:style-name="T11"> Nombre indiquant les volumes sortis dans le cadre d'exports conditionnés ;</text:span></text:p>
        </text:list-item>
        <text:list-item>
          <text:p text:style-name="P10"><text:span text:style-name="T10">DSA / Tickets / Factures :</text:span><text:span text:style-name="T11"> Nombre indiquant les volumes sortis dans le cadre de DSA, de tickets ou de factures ;</text:span></text:p>
        </text:list-item>
        <text:list-item>
          <text:p text:style-name="P10"><text:span text:style-name="T10">CRD France :</text:span><text:span text:style-name="T11"> Nombre indiquant les volumes sortis dans le cadre de CRD France ;</text:span></text:p>
        </text:list-item>
        <text:list-item>
          <text:p text:style-name="P10"><text:span text:style-name="T10">Conso Fam. / Analyses / Dégustation :</text:span><text:span text:style-name="T11"> Nombre indiquant les volumes sortis dans le cadre de consommation familiales, d'analyses ou de dégustations ;</text:span></text:p>
        </text:list-item>
        <text:list-item>
          <text:p text:style-name="P10"><text:span text:style-name="T10">Pertes :</text:span><text:span text:style-name="T11"> Nombre indiquant les volumes sortis dans le cadre de pertes ;</text:span></text:p>
        </text:list-item>
        <text:list-item>
          <text:p text:style-name="P10"><text:span text:style-name="T10">Non rev. / Déclassement :</text:span><text:span text:style-name="T11"> Nombre indiquant les volumes sortis dans le cadre de produits non revendiqués ou déclassés ;</text:span></text:p>
        </text:list-item>
        <text:list-item>
          <text:p text:style-name="P10"><text:span text:style-name="T10">Changement / Repli :</text:span><text:span text:style-name="T11"> Nombre indiquant les volumes sortis dans le cadre de changement de dénomination ou de replis ;</text:span></text:p>
        </text:list-item>
        <text:list-item>
          <text:p text:style-name="P10"><text:span text:style-name="T10">Transfert de chai / Embouteillage :</text:span><text:span text:style-name="T11"> Nombre indiquant les volumes sortis dans le cadre de transfert de chai ou d'embouteillage ;</text:span></text:p>
        </text:list-item>
        <text:list-item>
          <text:p text:style-name="P10"><text:span text:style-name="T10">Destruction / Distillation</text:span><text:span text:style-name="T11"> : <text:s/>Nombre indiquant les volumes sortis dans le cadre de </text:span><text:soft-page-break/><text:span text:style-name="T11">destruction ou distillation;</text:span></text:p>
        </text:list-item>
        <text:list-item>
          <text:p text:style-name="P10"><text:span text:style-name="T10">Lies :</text:span><text:span text:style-name="T11"> Nombre indiquant les volumes sortis dans le cadre de lies ;</text:span></text:p>
        </text:list-item>
        <text:list-item>
          <text:p text:style-name="P10"><text:span text:style-name="T10">Stock théorique fin de mois :</text:span><text:span text:style-name="T11"> Nombre indiquant le volume de stock pour ce produit à la fin du mois ;</text:span></text:p>
        </text:list-item>
        <text:list-item>
          <text:p text:style-name="P10"><text:span text:style-name="T10">Dont Vin bloqué :</text:span><text:span text:style-name="T11"> Nombre indiquant les volumes du stock qui correspondent à du vin bloqué ;</text:span></text:p>
        </text:list-item>
        <text:list-item>
          <text:p text:style-name="P10"><text:span text:style-name="T10">Dont Vin warranté :</text:span><text:span text:style-name="T11"> Nombre indiquant les volumes du stock qui correspondent à du vin warranté ;</text:span></text:p>
        </text:list-item>
        <text:list-item>
          <text:p text:style-name="P10"><text:span text:style-name="T10">Dont Vin en instance :</text:span><text:span text:style-name="T11"> Nombre indiquant les volumes du stock qui correspondent à un vin en instance ;</text:span></text:p>
        </text:list-item>
        <text:list-item>
          <text:p text:style-name="P10"><text:span text:style-name="T4">Dont Vin commercialisable :</text:span><text:span text:style-name="T5"> Nombre indiquant les volumes du stock qui correspondent à un vin commercialisable ;</text:span></text:p>
        </text:list-item>
        <text:list-item>
          <text:p text:style-name="P10"><text:span text:style-name="T4">Date validation :</text:span><text:span text:style-name="T5"> date de validation (ISO 8601)</text:span></text:p>
        </text:list-item>
        <text:list-item>
          <text:p text:style-name="P10"><text:span text:style-name="T4">Mode de saisie :</text:span><text:span text:style-name="T5"> PAPIER, EDI, DTI</text:span></text:p>
        </text:list-item>
        <text:list-item>
          <text:p text:style-name="P10"><text:span text:style-name="T4">CVO Taux</text:span></text:p>
        </text:list-item>
        <text:list-item>
          <text:p text:style-name="P10"><text:span text:style-name="T4">CVO Volume</text:span></text:p>
        </text:list-item>
        <text:list-item>
          <text:p text:style-name="P10"><text:span text:style-name="T4">CVO Prix</text:span></text:p>
        </text:list-item>
      </text:list>
      <text:h text:style-name="P23" text:outline-level="3">Flux des DRM depuis une date</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GET ou POST</text:p>
      <text:p text:style-name="Standard"><text:span text:style-name="T6">URL :</text:span><text:span text:style-name="T7"> </text:span><text:span text:style-name="T8">/edi/drm/stream?interpro=&lt;interpro&gt;&amp;date=&lt;date&gt;</text:span></text:p>
      <text:p text:style-name="P1"/>
      <text:p text:style-name="P2">Arguments attendu en entrée (paramètre d'URL)</text:p>
      <text:p text:style-name="P2"/>
      <text:list xml:id="list103815607" text:continue-list="list1719314159" text:style-name="L1">
        <text:list-item>
          <text:p text:style-name="P9"><text:span text:style-name="T6">interpro :</text:span> indetifiant de l'interpro dont les DRM dépendent</text:p>
        </text:list-item>
        <text:list-item>
          <text:p text:style-name="P5"><text:span text:style-name="T6">date :</text:span><text:span text:style-name="T7"> date au format </text:span><text:bookmark text:name="firstHeading"/><text:span text:style-name="T7">ISO 8601 à partir de la quelle les DRM validées doivent être récupérées</text:span></text:p>
        </text:list-item>
      </text:list>
      <text:p text:style-name="P2"/>
      <text:p text:style-name="P2">Description des données en sortie :</text:p>
      <text:p text:style-name="P2"/>
      <text:p text:style-name="P4">Le fichier CSV de sortie contient une ligne par produit déclaré dans une DRM validée après la date indiquée. L'information est fournie par ordre chronologique</text:p>
      <text:p text:style-name="P4"/>
      <text:p text:style-name="P3"><text:span text:style-name="T1">Description des champs fournis en sortie de </text:span><text:span text:style-name="T2">declarvin </text:span><text:span text:style-name="T1">:</text:span></text:p>
      <text:p text:style-name="P17"/>
      <text:p text:style-name="Standard">Se référer au format utilisé par l'EDI précédent.</text:p>
      <text:p text:style-name="Standard"/>
      <text:h text:style-name="P23" text:outline-level="3">Import des informations Établissement</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POST <text:span text:style-name="T14">x-www-form-urlencoded</text:span></text:p>
      <text:p text:style-name="Standard"><text:span text:style-name="T6">URL :</text:span><text:span text:style-name="T7"> </text:span></text:p>
      <text:p text:style-name="P1"/>
      <text:p text:style-name="P2">Arguments attendu en entrée (paramètre POST)</text:p>
      <text:p text:style-name="P2"/>
      <text:list xml:id="list112496679" text:style-name="L5">
        <text:list-item>
          <text:p text:style-name="P15"><text:span text:style-name="T6">csv[file] :</text:span><text:span text:style-name="T7"> les informations du fichier chargé</text:span></text:p>
        </text:list-item>
      </text:list>
      <text:p text:style-name="P1"/>
      <text:p text:style-name="P2">Description des données en entrée :</text:p>
      <text:p text:style-name="P2"/>
      <text:p text:style-name="P4">Un fichier CSV est attendue en entrée. Il doit contenir les informations nécessaire à la déclaration d'un établissement et à sa liaison avec un contrat-mandat.</text:p>
      <text:p text:style-name="P4"/>
      <text:p text:style-name="P3"><text:span text:style-name="T1">Description des champs fournis en entrée de </text:span><text:span text:style-name="T2">declarvin </text:span><text:span text:style-name="T1">:</text:span></text:p>
      <text:list xml:id="list287812511" text:style-name="L4">
        <text:list-header>
          <text:p text:style-name="P14"><text:span text:style-name="T1"/></text:p>
        </text:list-header>
        <text:list-item>
          <text:p text:style-name="P14"><text:span text:style-name="T3">Identifiant :</text:span><text:span text:style-name="T1"> identifiant unique de l'établissement</text:span></text:p>
        </text:list-item>
        <text:list-item>
          <text:p text:style-name="P14"><text:span text:style-name="T3">Identifiant interne :</text:span><text:span text:style-name="T1"> identifiant interne à l'interpro</text:span></text:p>
        </text:list-item>
        <text:list-item>
          <text:p text:style-name="P14"><text:span text:style-name="T3">Numéro de contrat :</text:span><text:span text:style-name="T1"> numéro de contrat mandat</text:span></text:p>
        </text:list-item>
        <text:list-item>
          <text:p text:style-name="P14"><text:span text:style-name="T3">Interpro gérant :</text:span><text:span text:style-name="T1"> nom de l'interpro</text:span></text:p>
        </text:list-item>
        <text:list-item>
          <text:p text:style-name="P14"><text:span text:style-name="T3">SIRET :</text:span><text:span text:style-name="T1"> le siret</text:span></text:p>
        </text:list-item>
        <text:list-item>
          <text:p text:style-name="P14"><text:span text:style-name="T3">CNI :</text:span><text:span text:style-name="T1"> le numéro de carte d'identité</text:span></text:p>
        </text:list-item>
        <text:list-item>
          <text:p text:style-name="P14"><text:span text:style-name="T3">CVI :</text:span><text:span text:style-name="T1"> le CVI</text:span></text:p>
        </text:list-item>
        <text:list-item>
          <text:p text:style-name="P14"><text:span text:style-name="T3">No accises / Entrepositaire agréée :</text:span><text:span text:style-name="T1"> numéro d'accises</text:span></text:p>
        </text:list-item>
        <text:list-item>
          <text:p text:style-name="P14"><text:span text:style-name="T3">TVA Intracommunautaire :</text:span><text:span text:style-name="T1"> numéro de TVA intra</text:span></text:p>
        </text:list-item>
        <text:list-item>
          <text:p text:style-name="P14"><text:span text:style-name="T3">Email :</text:span><text:span text:style-name="T1"> email du contact de l'établissement</text:span></text:p>
        </text:list-item>
        <text:list-item>
          <text:p text:style-name="P14"><text:span text:style-name="T3">Téléphone :</text:span><text:span text:style-name="T1"> téléphone</text:span></text:p>
        </text:list-item>
        <text:list-item>
          <text:p text:style-name="P14"><text:span text:style-name="T3">Fax :</text:span><text:span text:style-name="T1"> fax</text:span></text:p>
        </text:list-item>
        <text:list-item>
          <text:p text:style-name="P14"><text:span text:style-name="T3">Nom / Raison sociale :</text:span><text:span text:style-name="T1"> Nom de l'établissement ou raison sociale</text:span></text:p>
        </text:list-item>
        <text:list-item>
          <text:p text:style-name="P14"><text:span text:style-name="T3">Adresse :</text:span><text:span text:style-name="T1"> adresse de l'établissement</text:span></text:p>
        </text:list-item>
        <text:list-item>
          <text:p text:style-name="P14"><text:span text:style-name="T3">Commune :</text:span><text:span text:style-name="T1"> commune de l'établissement</text:span></text:p>
        </text:list-item>
        <text:list-item>
          <text:p text:style-name="P14"><text:span text:style-name="T3">Code postal :</text:span><text:span text:style-name="T1"> code postal de l'établissement</text:span></text:p>
        </text:list-item>
        <text:list-item>
          <text:p text:style-name="P14"><text:span text:style-name="T3">Famille :</text:span><text:span text:style-name="T1"> Famille de l'établissement</text:span></text:p>
        </text:list-item>
        <text:list-item>
          <text:p text:style-name="P14"><text:span text:style-name="T3">Sous / Famille :</text:span><text:span text:style-name="T1"> Sous famille</text:span></text:p>
        </text:list-item>
        <text:list-item>
          <text:p text:style-name="P14"><text:span text:style-name="T1">Nom / Raison sociale de la comptabilité matière</text:span></text:p>
        </text:list-item>
        <text:list-item>
          <text:p text:style-name="P14"><text:span text:style-name="T1">Adresse de la comptabilité matière</text:span></text:p>
        </text:list-item>
        <text:list-item>
          <text:p text:style-name="P14"><text:span text:style-name="T1">Ville de la comptabilité matiére</text:span></text:p>
        </text:list-item>
        <text:list-item>
          <text:p text:style-name="P14"><text:span text:style-name="T1">Code postal de la comptabilité matière</text:span></text:p>
        </text:list-item>
        <text:list-item>
          <text:p text:style-name="P14"><text:span text:style-name="T1">Service douane</text:span></text:p>
        </text:list-item>
        <text:list-item>
          <text:p text:style-name="P14"><text:span text:style-name="T3">Champs complémentaires :</text:span><text:span text:style-name="T1"> pas utilisé pour le moment</text:span></text:p>
        </text:list-item>
      </text:list>
      <text:h text:style-name="P23" text:outline-level="3">Import des informations Contrats-vracs</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POST <text:span text:style-name="T14">x-www-form-urlencoded</text:span></text:p>
      <text:p text:style-name="Standard"><text:span text:style-name="T6">URL :</text:span><text:span text:style-name="T7"> /edi/contrat/csv</text:span></text:p>
      <text:p text:style-name="P1"/>
      <text:p text:style-name="P2">Arguments attendu en entrée (paramètre POST)</text:p>
      <text:p text:style-name="P2"/>
      <text:list xml:id="list1666486846" text:continue-list="list112496679" text:style-name="L5">
        <text:list-item>
          <text:p text:style-name="P15"><text:span text:style-name="T6">csv[file] :</text:span><text:span text:style-name="T7"> les informations du fichier chargé</text:span></text:p>
        </text:list-item>
      </text:list>
      <text:p text:style-name="P1"/>
      <text:p text:style-name="P2">Description des données en entrée :</text:p>
      <text:p text:style-name="P2"/>
      <text:p text:style-name="P4">Un fichier CSV est attendue en entrée. Il doit contenir les informations nécessaire à l'import des contrats vracs.</text:p>
      <text:p text:style-name="P4"/>
      <text:p text:style-name="P3"><text:span text:style-name="T1">Description des champs fournis en entrée de </text:span><text:span text:style-name="T2">declarvin </text:span><text:span text:style-name="T1">:</text:span></text:p>
      <text:p text:style-name="P16"/>
      <text:list xml:id="list1954338089" text:continue-list="list287812511" text:style-name="L4">
        <text:list-item>
          <text:p text:style-name="P14">identifiant : identifiant de l'établissement vendeur</text:p>
        </text:list-item>
        <text:list-item>
          <text:p text:style-name="P14">nom de l'établissement : nom de l'établissement vendeur</text:p>
        </text:list-item>
        <text:list-item>
          <text:p text:style-name="P14">numéro de contrat : numéro du contrat signé</text:p>
        </text:list-item>
        <text:list-item>
          <text:p text:style-name="P14">catégorie : categorie du produit</text:p>
        </text:list-item>
        <text:list-item>
          <text:p text:style-name="P14">code catégorie</text:p>
        </text:list-item>
        <text:list-item>
          <text:p text:style-name="P14">genre : genre du produit</text:p>
        </text:list-item>
        <text:list-item>
          <text:p text:style-name="P14">code genre </text:p>
        </text:list-item>
        <text:list-item>
          <text:p text:style-name="P14">dénomination : dénomination du produit</text:p>
        </text:list-item>
        <text:list-item>
          <text:p text:style-name="P14">code dénomination</text:p>
        </text:list-item>
        <text:list-item>
          <text:p text:style-name="P14">lieu : lieu du produit</text:p>
        </text:list-item>
        <text:list-item>
          <text:p text:style-name="P14">code lieu</text:p>
        </text:list-item>
        <text:list-item>
          <text:p text:style-name="P14">couleur : couleur du produit</text:p>
        </text:list-item>
        <text:list-item>
          <text:p text:style-name="P14">code couleur</text:p>
        </text:list-item>
        <text:list-item>
          <text:p text:style-name="P14">cépage : cépage du produit</text:p>
        </text:list-item>
        <text:list-item>
          <text:p text:style-name="P14">code cépage</text:p>
        </text:list-item>
        <text:list-item>
          <text:p text:style-name="P14">millésime : millésime du produit</text:p>
        </text:list-item>
        <text:list-item>
          <text:p text:style-name="P14">code millésime</text:p>
        </text:list-item>
        <text:list-item>
          <text:p text:style-name="P14">labels : labels du produit</text:p>
        </text:list-item>
        <text:list-item>
          <text:p text:style-name="P14">code labels</text:p>
        </text:list-item>
        <text:list-item>
          <text:p text:style-name="P14">mention : mention complémentaire du produit</text:p>
        </text:list-item>
        <text:list-item>
          <text:p text:style-name="P14">identifiant acheteur : identifiant declarvin de l'établissement de l'acheteur</text:p>
        </text:list-item>
        <text:list-item>
          <text:p text:style-name="P14">nom acheteur</text:p>
        </text:list-item>
        <text:list-item>
          <text:p text:style-name="P14">identifiant courtier : identifiant declarvin de l'établissement du courtier</text:p>
        </text:list-item>
        <text:list-item>
          <text:p text:style-name="P14">nom courtier</text:p>
        </text:list-item>
        <text:list-item>
          <text:p text:style-name="P14">volume promis : volume en hl</text:p>
        </text:list-item>
        <text:list-item>
          <text:p text:style-name="P14">cumul des volumes déclarés en drm : volume en hl</text:p>
        </text:list-item>
        <text:list-item>
          <text:p text:style-name="P14">prix du contrat : prix en eur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02T18:29:26</meta:creation-date>
    <dc:date>2012-04-03T12:24:46</dc:date>
    <dc:creator>Tangui Morlier</dc:creator>
    <meta:editing-duration>PT01H42M45S</meta:editing-duration>
    <meta:editing-cycles>2</meta:editing-cycles>
    <meta:generator>OpenOffice.org/3.1$Linux OpenOffice.org_project/310m19$Build-9420</meta:generator>
    <meta:document-statistic meta:table-count="0" meta:image-count="0" meta:object-count="0" meta:page-count="7" meta:paragraph-count="170" meta:word-count="1822" meta:character-count="10522"/>
  </office:meta>
</office:document-meta>
</file>